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dc68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bold" officeooo:rsid="001edc68" officeooo:paragraph-rsid="001edc68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rsid="001edc68" officeooo:paragraph-rsid="001edc68"/>
    </style:style>
    <style:style style:name="P4" style:family="paragraph" style:parent-style-name="Text_20_body">
      <style:text-properties officeooo:rsid="001edc68" officeooo:paragraph-rsid="001edc68"/>
    </style:style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f00d9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5pt" fo:font-weight="bold" officeooo:rsid="001edc68" officeooo:paragraph-rsid="001edc68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02e2d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1aa7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235674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1ef195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edc68" officeooo:paragraph-rsid="001f00d9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weight="bold" officeooo:rsid="00235674" officeooo:paragraph-rsid="00235674" style:font-weight-asian="bold" style:font-weight-complex="bold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weight="normal" officeooo:rsid="0021aa7e" officeooo:paragraph-rsid="0021aa7e" style:font-weight-asian="normal" style:font-weight-complex="normal"/>
    </style:style>
    <style:style style:name="T1" style:family="text">
      <style:text-properties officeooo:rsid="001ef195"/>
    </style:style>
    <style:style style:name="T2" style:family="text">
      <style:text-properties fo:font-weight="bold" officeooo:rsid="001ef195" style:font-weight-asian="bold" style:font-weight-complex="bold"/>
    </style:style>
    <style:style style:name="T3" style:family="text">
      <style:text-properties fo:font-weight="bold" officeooo:rsid="001edc68" style:font-weight-asian="bold" style:font-weight-complex="bold"/>
    </style:style>
    <style:style style:name="T4" style:family="text">
      <style:text-properties fo:font-weight="bold" officeooo:rsid="001f00d9" style:font-weight-asian="bold" style:font-weight-complex="bold"/>
    </style:style>
    <style:style style:name="T5" style:family="text">
      <style:text-properties fo:font-weight="bold" officeooo:rsid="00202e2d" style:font-weight-asian="bold" style:font-weight-complex="bold"/>
    </style:style>
    <style:style style:name="T6" style:family="text">
      <style:text-properties fo:font-weight="bold" officeooo:rsid="0021aa7e" style:font-weight-asian="bold" style:font-weight-complex="bold"/>
    </style:style>
    <style:style style:name="T7" style:family="text">
      <style:text-properties fo:font-weight="normal" officeooo:rsid="001f00d9" style:font-weight-asian="normal" style:font-weight-complex="normal"/>
    </style:style>
    <style:style style:name="T8" style:family="text">
      <style:text-properties fo:font-weight="normal" officeooo:rsid="00202e2d" style:font-weight-asian="normal" style:font-weight-complex="normal"/>
    </style:style>
    <style:style style:name="T9" style:family="text">
      <style:text-properties fo:font-weight="normal" officeooo:rsid="0021aa7e" style:font-weight-asian="normal" style:font-weight-complex="normal"/>
    </style:style>
    <style:style style:name="T10" style:family="text">
      <style:text-properties officeooo:rsid="00202e2d"/>
    </style:style>
    <style:style style:name="T11" style:family="text">
      <style:text-properties officeooo:rsid="0021aa7e"/>
    </style:style>
    <style:style style:name="T12" style:family="text">
      <style:text-properties officeooo:rsid="001f00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ALANDO E CONFIG. PYTHON3 + VIRTUALENV + DJANGO</text:p>
      <text:p text:style-name="P7"/>
      <text:p text:style-name="P2">Verifica a versão do Python mas geralmente no Ubuntu 16.04 LTS já vem instalado o Python3</text:p>
      <text:p text:style-name="P5"><text:span text:style-name="Source_20_Text">python --version </text:span></text:p>
      <text:p text:style-name="P6"><text:span text:style-name="Source_20_Text"><text:span text:style-name="T4">No meu caso é o Pyton 3.5.2</text:span></text:span></text:p>
      <text:p text:style-name="P1"><text:span text:style-name="Source_20_Text"><text:span text:style-name="T3">Se retornar uma versão acima do 3.5 siga para os comandos de baixo</text:span></text:span></text:p>
      <text:p text:style-name="P10"><text:span text:style-name="Source_20_Text">sudo apt-get update</text:span></text:p>
      <text:p text:style-name="P10"><text:span text:style-name="Source_20_Text"><text:span text:style-name="T2">Para instalar o PIP no Python3</text:span></text:span></text:p>
      <text:p text:style-name="P11"><text:span text:style-name="Source_20_Text">sudo apt install python3-pip</text:span></text:p>
      <text:p text:style-name="P11"><text:span text:style-name="Source_20_Text"><text:span text:style-name="T2">Agora vamos instalar o Virtualenv que permite criar ambientes virtuais para projetos Python</text:span></text:span></text:p>
      <text:p text:style-name="P11"><text:span text:style-name="Source_20_Text">sudo apt install </text:span><text:span text:style-name="Source_20_Text"><text:span text:style-name="T1">virtualenv</text:span></text:span></text:p>
      <text:p text:style-name="P11"><text:span text:style-name="Source_20_Text"><text:span text:style-name="T2">Criando ambientes com o virtualenv</text:span></text:span></text:p>
      <text:p text:style-name="P12"><text:span text:style-name="Source_20_Text"><text:span text:style-name="T4">Para criar um ambiente com o virtualenv usaremos os seguintes comandos</text:span></text:span></text:p>
      <text:p text:style-name="P8"><text:span text:style-name="Source_20_Text"><text:span text:style-name="T5">mkdir “NomeDaPasta”(Cria a pasta onde ficará seu projeto)</text:span></text:span></text:p>
      <text:p text:style-name="P8"><text:span text:style-name="Source_20_Text"><text:span text:style-name="T8">Ex.: mkdir django_projects</text:span></text:span></text:p>
      <text:p text:style-name="P8"><text:span text:style-name="Source_20_Text"><text:span text:style-name="T5">cd “NomeDaPasta”(Acessa a pasta onde você criou o projeto)</text:span></text:span></text:p>
      <text:p text:style-name="P8"><text:span text:style-name="Source_20_Text"><text:span text:style-name="T8">Ex.: cd django_projects</text:span></text:span></text:p>
      <text:p text:style-name="P8"><text:span text:style-name="Source_20_Text"><text:span text:style-name="T4">virtualenv -p python3.5 “NomeDoProjeto”(Crie um nome do projeto)</text:span></text:span></text:p>
      <text:p text:style-name="P8"><text:span text:style-name="Source_20_Text"><text:span text:style-name="T8">Ex.: virtualenv -p python3.5 projetos</text:span></text:span></text:p>
      <text:p text:style-name="P9"><text:span text:style-name="Source_20_Text"><text:span text:style-name="T9">source projetos/bin/activate(</text:span></text:span><text:span text:style-name="Source_20_Text"><text:span text:style-name="T6">Rode esse comando para ativar o projeto</text:span></text:span><text:span text:style-name="Source_20_Text"><text:span text:style-name="T9">)</text:span></text:span></text:p>
      <text:p text:style-name="P8"><text:span text:style-name="Source_20_Text"><text:span text:style-name="T5">Pronto!!! Já criou </text:span></text:span><text:span text:style-name="Source_20_Text"><text:span text:style-name="T6">e ativou</text:span></text:span><text:span text:style-name="Source_20_Text"><text:span text:style-name="T5"> seu primeiro projeto, no meu caso o nome é “projetos”</text:span></text:span></text:p>
      <text:p text:style-name="P8"><text:span text:style-name="Source_20_Text"><text:span text:style-name="T5">Agora de fato vamos instalar o Django!!! </text:span></text:span><text:span text:style-name="Source_20_Text"><text:span text:style-name="T6">Porém antes temos que instalar o Git dentro do seu projeto.</text:span></text:span></text:p>
      <text:p text:style-name="P9"><text:span text:style-name="Source_20_Text"><text:span text:style-name="T9">sudo apt install git (</text:span></text:span><text:span text:style-name="Source_20_Text"><text:span text:style-name="T6">Comando para instalar o Git</text:span></text:span><text:span text:style-name="Source_20_Text"><text:span text:style-name="T9">)</text:span></text:span></text:p>
      <text:p text:style-name="P9"><text:span text:style-name="Source_20_Text"><text:span text:style-name="T6">Agora temos que clonar o repositório do Django no Git Hub</text:span></text:span></text:p>
      <text:p text:style-name="P9"><text:span text:style-name="Source_20_Text"><text:span text:style-name="T9">git clone git://github.com/django/django.git</text:span></text:span></text:p>
      <text:p text:style-name="P9"><text:span text:style-name="Source_20_Text"><text:span text:style-name="T9">pip install -e django(</text:span></text:span><text:span text:style-name="Source_20_Text"><text:span text:style-name="T6">Comando para instalar de fato o Django</text:span></text:span><text:span text:style-name="Source_20_Text"><text:span text:style-name="T9">)</text:span></text:span></text:p>
      <text:p text:style-name="P9"><text:span text:style-name="Source_20_Text"><text:span text:style-name="T6">Agora vamos Startar o projeto e colocar o nome verdadeiro do mesmo</text:span></text:span></text:p>
      <text:p text:style-name="P9"><text:span text:style-name="Source_20_Text"><text:span text:style-name="T6">django-admin startproject “NomeVerdadeiro”</text:span></text:span></text:p>
      <text:p text:style-name="P9"><text:span text:style-name="Source_20_Text"><text:span text:style-name="T9">Ex.: django-admin startproject teste</text:span></text:span></text:p>
      <text:p text:style-name="P9"><text:span text:style-name="Source_20_Text"><text:span text:style-name="T9">cd teste(</text:span></text:span><text:span text:style-name="Source_20_Text"><text:span text:style-name="T6">Entre no seu projeto verdadeiro</text:span></text:span><text:span text:style-name="Source_20_Text"><text:span text:style-name="T9">)</text:span></text:span></text:p>
      <text:p text:style-name="P9"><text:span text:style-name="Source_20_Text"><text:span text:style-name="T6">Para finalizar vamos dar o comando para upar seu projeto para o localhost</text:span></text:span></text:p>
      <text:p text:style-name="P14">python manage.py runserver</text:p>
      <text:p text:style-name="P13">Pronto!!! Seu projeto está upado e rodando no endereço <text:a xlink:type="simple" xlink:href="http://localhost:8000/" text:style-name="Internet_20_link" text:visited-style-name="Visited_20_Internet_20_Link">http://localhost:8000</text:a> ou <text:a xlink:type="simple" xlink:href="http://127.0.0.1:8000/" text:style-name="Internet_20_link" text:visited-style-name="Visited_20_Internet_20_Link">http://127.0.0.1:8000</text:a></text:p>
      <text:p text:style-name="P10"><text:span text:style-name="Source_20_Text"/></text:p>
      <text:p text:style-name="P3"><text:span text:style-name="Source_20_Text"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15:54.528934308</meta:creation-date>
    <dc:date>2018-08-06T22:43:13.325700445</dc:date>
    <meta:editing-duration>PT3H58M3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256" meta:character-count="1660" meta:non-whitespace-character-count="1436"/>
  </office:meta>
</office:document-meta>
</file>